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3/content.xml" manifest:media-type="text/xml"/>
  <manifest:file-entry manifest:full-path="META-INF/manifes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language="sv" fo:country="SE"/>
    </style:style>
    <style:style style:name="P2" style:parent-style-name="Normal" style:family="paragraph">
      <style:text-properties fo:language="sv" fo:country="SE"/>
    </style:style>
    <style:style style:name="P3" style:parent-style-name="Normal" style:family="paragraph">
      <style:text-properties fo:language="sv" fo:country="SE"/>
    </style:style>
    <style:style style:name="T4" style:parent-style-name="DefaultParagraphFont" style:family="text">
      <style:text-properties fo:font-size="12pt" style:font-size-asian="12pt"/>
    </style:style>
    <style:style style:name="P5" style:parent-style-name="Normal" style:family="paragraph">
      <style:paragraph-properties fo:text-align="center"/>
      <style:text-properties fo:color="#000000" fo:language="sv" fo:country="SE"/>
    </style:style>
    <style:style style:name="T6" style:parent-style-name="DefaultParagraphFont" style:family="text">
      <style:text-properties fo:font-size="12pt" style:font-size-asian="12pt"/>
    </style:style>
    <style:style style:name="P7" style:parent-style-name="Normal" style:family="paragraph">
      <style:paragraph-properties fo:text-align="center"/>
      <style:text-properties fo:language="sv" fo:country="SE"/>
    </style:style>
    <style:style style:name="T8" style:parent-style-name="DefaultParagraphFont" style:family="text">
      <style:text-properties fo:font-size="12pt" style:font-size-asian="12pt"/>
    </style:style>
    <style:style style:name="P9" style:parent-style-name="Normal" style:family="paragraph">
      <style:paragraph-properties fo:text-align="center"/>
      <style:text-properties fo:language="sv" fo:country="SE"/>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T12" style:parent-style-name="DefaultParagraphFont" style:family="text">
      <style:text-properties fo:font-size="12pt" style:font-size-asian="12pt"/>
    </style:style>
    <style:style style:name="P13" style:parent-style-name="Normal" style:family="paragraph">
      <style:paragraph-properties fo:text-align="center"/>
      <style:text-properties fo:language="sv" fo:country="SE"/>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P16" style:parent-style-name="Normal" style:family="paragraph">
      <style:paragraph-properties fo:text-align="center"/>
      <style:text-properties fo:language="sv" fo:country="SE"/>
    </style:style>
    <style:style style:name="T17" style:parent-style-name="DefaultParagraphFont" style:family="text">
      <style:text-properties fo:font-size="12pt" style:font-size-asian="12pt"/>
    </style:style>
    <style:style style:name="P18" style:parent-style-name="Normal" style:family="paragraph">
      <style:paragraph-properties fo:text-align="center"/>
      <style:text-properties fo:language="sv" fo:country="SE"/>
    </style:style>
    <style:style style:name="P19" style:parent-style-name="Normal" style:family="paragraph">
      <style:paragraph-properties fo:text-align="center"/>
      <style:text-properties fo:language="sv" fo:country="SE"/>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size="12pt" style:font-size-asian="12pt"/>
    </style:style>
    <style:style style:name="T23" style:parent-style-name="DefaultParagraphFont" style:family="text">
      <style:text-properties fo:font-size="12pt" style:font-size-asian="12pt"/>
    </style:style>
    <style:style style:name="P24" style:parent-style-name="Normal" style:family="paragraph">
      <style:paragraph-properties fo:text-align="center"/>
      <style:text-properties fo:language="sv" fo:country="SE"/>
    </style:style>
    <style:style style:name="P25" style:parent-style-name="Normal" style:family="paragraph">
      <style:text-properties fo:font-size="12pt" style:font-size-asian="12pt"/>
    </style:style>
    <style:style style:name="P26" style:parent-style-name="Normal" style:family="paragraph">
      <style:text-properties fo:font-size="12pt" style:font-size-asian="12pt"/>
    </style:style>
    <style:style style:name="P27" style:parent-style-name="Normal" style:family="paragraph">
      <style:text-properties fo:font-size="12pt" style:font-size-asian="12pt"/>
    </style:style>
    <style:style style:name="P28" style:parent-style-name="ListParagraph" style:family="paragraph"/>
    <style:style style:name="T29" style:parent-style-name="DefaultParagraphFont" style:family="text">
      <style:text-properties style:font-name-asian="Times New Roman"/>
    </style:style>
    <style:style style:name="T30" style:parent-style-name="DefaultParagraphFont" style:family="text">
      <style:text-properties style:font-name-asian="Times New Roman"/>
    </style:style>
    <style:style style:name="P31" style:parent-style-name="ListParagraph" style:family="paragraph"/>
    <style:style style:name="T32" style:parent-style-name="DefaultParagraphFont" style:family="text">
      <style:text-properties style:font-name-asian="Times New Roman"/>
    </style:style>
    <style:style style:name="P33" style:parent-style-name="ListParagraph" style:family="paragraph"/>
    <style:style style:name="T34" style:parent-style-name="DefaultParagraphFont" style:family="text">
      <style:text-properties style:font-name-asian="Times New Roman"/>
    </style:style>
    <style:style style:name="P35" style:parent-style-name="ListParagraph" style:family="paragraph"/>
    <style:style style:name="T36" style:parent-style-name="DefaultParagraphFont" style:family="text">
      <style:text-properties style:font-name-asian="Times New Roman"/>
    </style:style>
    <style:style style:name="P37" style:parent-style-name="Heading3" style:family="paragraph">
      <style:text-properties style:font-name-asian="Calibri"/>
    </style:style>
    <style:style style:name="P38" style:parent-style-name="Normal" style:family="paragraph">
      <style:text-properties style:font-name-asian="Times New Roman"/>
    </style:style>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Normal" style:family="paragraph">
      <style:text-properties fo:font-size="12pt" style:font-size-asian="12pt"/>
    </style:style>
    <style:style style:name="P43" style:parent-style-name="Normal" style:family="paragraph">
      <style:paragraph-properties fo:text-align="center">
        <style:tab-stops>
          <style:tab-stop style:type="left" style:position="2.1458in"/>
        </style:tab-stops>
      </style:paragraph-properties>
      <style:text-properties fo:font-size="12pt" style:font-size-asian="12pt"/>
    </style:style>
    <style:style style:family="graphic" style:name="a12">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none"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vertical-pos="middle"/>
    </style:style>
    <style:style style:family="graphic" style:name="a15">
      <style:graphic-properties style:vertical-pos="middle"/>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vertical-pos="middle"/>
    </style:style>
    <style:style style:family="graphic" style:name="a4">
      <style:graphic-properties style:wrap="run-through" style:run-through="foreground" draw:fill="none" draw:stroke="solid" svg:stroke-width="0.01042in" svg:stroke-color="#f69240" draw:marker-end="a3"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1042in" svg:stroke-color="#f69240" draw:marker-end="a5" svg:stroke-opacity="100%"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1042in" svg:stroke-color="#4a7ebb" draw:marker-start="a8" draw:marker-end="a9" svg:stroke-opacity="100%"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Motion Controller and Odometry Interface for the RCV</text:h>
      <text:p text:style-name="P2"/>
      <text:p text:style-name="P3">Develop a useful and easy to use interface that will allow the RCV to be used reliably and easily<text:s/>through ROS.<text:s/>A simple diagram of the expected outcome is as follows:</text:p>
      <text:p text:style-name="Normal"><text:span text:style-name="T4"><draw:custom-shape svg:x="-0.50486in" svg:y="0.2625in" svg:width="1.67361in" svg:height="2.26389in" draw:z-index="251672576" draw:id="id0" draw:style-name="a0" draw:name="Rounded Rectangle 11" text:anchor-type="paragraph"><svg:title/><svg:desc/><text:p text:style-name="P5">ROS Message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draw:custom-shape svg:x="-0.18542in" svg:y="1.60972in" svg:width="1.07639in" svg:height="0.5625in" draw:z-index="251671552" draw:id="id1" draw:style-name="a1" draw:name="Rounded Rectangle 10" text:anchor-type="paragraph"><svg:title/><svg:desc/><text:p text:style-name="P7">Path Reques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draw:custom-shape svg:x="-0.23403in" svg:y="0.77639in" svg:width="1.07639in" svg:height="0.5625in" draw:z-index="251669504" draw:id="id2" draw:style-name="a2" draw:name="Rounded Rectangle 9" text:anchor-type="paragraph"><svg:title/><svg:desc/><text:p text:style-name="P9">Vehicle Info</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draw:connector draw:type="line" svg:x1="2.28681in" svg:y1="1.08194in" svg:x2="0.89097in" svg:y2="1.08194in" draw:z-index="251667456" draw:id="id3" draw:style-name="a4" draw:name="Straight Arrow Connector 7" text:anchor-type="paragraph"><svg:title/><svg:desc/></draw:connector></text:span><text:span text:style-name="T11"><draw:connector draw:type="line" svg:x1="0.89097in" svg:y1="1.88056in" svg:x2="2.35625in" svg:y2="1.86667in" draw:z-index="251665408" draw:id="id4" draw:style-name="a6" draw:name="Straight Arrow Connector 6" text:anchor-type="paragraph"><svg:title/><svg:desc/></draw:connector></text:span><text:span text:style-name="T12"><draw:custom-shape svg:x="4.76597in" svg:y="0.33194in" svg:width="1.16667in" svg:height="2.05556in" draw:z-index="251659264" draw:id="id5" draw:style-name="a7" draw:name="Rounded Rectangle 1" text:anchor-type="paragraph"><svg:title/><svg:desc/><text:p text:style-name="P13">RCV</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4"><draw:connector draw:type="line" svg:x1="3.98819in" svg:y1="1.37361in" svg:x2="4.76597in" svg:y2="1.37361in" draw:z-index="251664384" draw:id="id6" draw:style-name="a10" draw:name="Straight Arrow Connector 5" text:anchor-type="paragraph"><svg:title/><svg:desc/></draw:connector></text:span><text:span text:style-name="T15"><draw:custom-shape svg:x="2.28681in" svg:y="0.81806in" svg:width="1.46528in" svg:height="0.5625in" draw:z-index="251661312" draw:id="id7" draw:style-name="a11" draw:name="Rounded Rectangle 3" text:anchor-type="paragraph"><svg:title/><svg:desc/><text:p text:style-name="P16">Odometry</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7"><draw:custom-shape svg:x="2.05764in" svg:y="0.2625in" svg:width="1.93056in" svg:height="2.14583in" draw:z-index="251660288" draw:id="id8" draw:style-name="a12" draw:name="Rounded Rectangle 2" text:anchor-type="paragraph"><svg:title/><svg:desc/><text:p text:style-name="P18">Onboard System</text:p><text:p text:style-name="P19"/><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20"/>
      <text:p text:style-name="P21"/>
      <text:p text:style-name="P22"/>
      <text:p text:style-name="Normal"><text:span text:style-name="T23"><draw:custom-shape svg:x="2.31458in" svg:y="0.11875in" svg:width="1.57639in" svg:height="0.5625in" draw:z-index="251663360" draw:id="id9" draw:style-name="a13" draw:name="Rounded Rectangle 4" text:anchor-type="paragraph"><svg:title/><svg:desc/><text:p text:style-name="P24">Trajectory Tracking<text:s/>Controller</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25"/>
      <text:p text:style-name="P26"/>
      <text:p text:style-name="P27"/>
      <text:h text:style-name="Heading2" text:outline-level="2">Trajectory Tracking Controller</text:h>
      <text:p text:style-name="Normal"/>
      <text:p text:style-name="Normal">The Trajectory Tracking Controller will be able to receive<text:s/>trajectory requests and will be responsible for following them. In order to make the system reusable and useful for different purposes, the trajectory requests can come in the following ways:</text:p>
      <text:list text:style-name="LFO1" text:continue-numbering="true">
        <text:list-item>
          <text:p text:style-name="P28">An<text:s/><draw:frame draw:style-name="a14" text:anchor-type="as-char" svg:x="0in" svg:y="0in" svg:width="0.5in" svg:height="0.19792in" style:rel-width="scale" style:rel-height="scale"><draw:object xlink:href="Object 1/" xlink:type="simple" xlink:show="embed" xlink:actuate="onLoad"/></draw:frame><text:span text:style-name="T29"><text:s/>trajectory, i.e., <text:s/>a set of<text:s/></text:span><draw:frame draw:style-name="a15" text:anchor-type="as-char" svg:x="0in" svg:y="0in" svg:width="0.5in" svg:height="0.19792in" style:rel-width="scale" style:rel-height="scale"><draw:object xlink:href="Object 2/" xlink:type="simple" xlink:show="embed" xlink:actuate="onLoad"/></draw:frame><text:span text:style-name="T30"><text:s/>states with an associated time;</text:span></text:p>
        </text:list-item>
        <text:list-item>
          <text:p text:style-name="P31">An<text:s/><draw:frame draw:style-name="a16" text:anchor-type="as-char" svg:x="0in" svg:y="0in" svg:width="0.5in" svg:height="0.19792in" style:rel-width="scale" style:rel-height="scale"><draw:object xlink:href="Object 3/" xlink:type="simple" xlink:show="embed" xlink:actuate="onLoad"/></draw:frame><text:span text:style-name="T32"><text:s/>path with a fixed velocity;</text:span></text:p>
        </text:list-item>
        <text:list-item>
          <text:p text:style-name="P33"><text:span text:style-name="T34">A GPS trajectory, with an associated time;</text:span></text:p>
        </text:list-item>
        <text:list-item>
          <text:p text:style-name="P35"><text:span text:style-name="T36">A GPS path with a fixed velocity;</text:span></text:p>
        </text:list-item>
      </text:list>
      <text:h text:style-name="Heading4" text:outline-level="4">Benefits:</text:h>
      <text:p text:style-name="Normal">Providing a controller that will follow given paths. Emphasys will be put in simplifying as much as possible its use. For that purpose there will be well defined interfaces, allowing the users to send commands in the way they are more confortable with, either GPS coordinates or cartesian coordinates.<text:s/>Cartesian coordinates are often a cause of trouble due to ambiguous definitions of its referentials. The system will also provide simple ways to use and define different referentials.</text:p>
      <text:h text:style-name="Heading4" text:outline-level="4">Risks:</text:h>
      <text:p text:style-name="Normal">Ideally the Controller will be implemented by a Master Thesis Student, if that fails, an alternative controller will have to be developed from scratch.</text:p>
      <text:soft-page-break/>
      <text:h text:style-name="P37" text:outline-level="3">Lane Keeping</text:h>
      <text:p text:style-name="Normal"/>
      <text:p text:style-name="P38">If possible<text:s/>(or required), a lane keeping command can also be implemented. This will make use of the Lane Tracking camera that will be implemented in the RCV. Very high level commands can be then sent to the controller:</text:p>
      <text:list text:style-name="LFO2" text:continue-numbering="true">
        <text:list-item>
          <text:p text:style-name="P39">Keep on lane with a fixed velocity or fixed acceleration</text:p>
        </text:list-item>
        <text:list-item>
          <text:p text:style-name="P40">Change to a different lane</text:p>
        </text:list-item>
        <text:list-item>
          <text:p text:style-name="P41">More complicated commands, such as those happening in intersections</text:p>
        </text:list-item>
      </text:list>
      <text:h text:style-name="Heading4" text:outline-level="4">Benefits:</text:h>
      <text:p text:style-name="Normal">Providing a simple and robust controller to drive in well behaved (nice lane markings) roads.</text:p>
      <text:h text:style-name="Heading4" text:outline-level="4">Risks:</text:h>
      <text:p text:style-name="Normal">The camera system still has to be tested, and<text:s/>its performance evaluated.</text:p>
      <text:p text:style-name="Normal"/>
      <text:h text:style-name="Heading2" text:outline-level="2">Odometry</text:h>
      <text:p text:style-name="Normal">A simple odometry system will also be implemented, it will be responsible from broadcasting general information about the car such as its position and velocities.</text:p>
      <text:p text:style-name="Normal">Not much state estimation effort will be put into it, it will simply make use of the existing GPS/IMU to generate odometry information.<text:s/></text:p>
      <text:p text:style-name="Normal">The generated odometry will be processed and displayed in a simple way to the user, and be consistent with the desired coordinate system.</text:p>
      <text:p text:style-name="P42"/>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draw:marker draw:name="a8" svg:viewBox="0 0 20 30" svg:d="m10 0-10 30h20z"/>
    <draw:marker draw:name="a9" svg:viewBox="0 0 20 30" svg:d="m10 0-10 30h20z"/>
    <draw:marker draw:name="a3"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ui Oliveira</meta:initial-creator>
    <dc:creator>Rui Oliveira</dc:creator>
    <meta:creation-date>2016-02-10T10:50:00Z</meta:creation-date>
    <dc:date>2016-02-10T10:50:00Z</dc:date>
    <meta:template xlink:href="Normal.dotm" xlink:type="simple"/>
    <meta:editing-cycles>2</meta:editing-cycles>
    <meta:editing-duration>PT0S</meta:editing-duration>
    <meta:document-statistic meta:page-count="2" meta:paragraph-count="4" meta:word-count="358" meta:character-count="2397" meta:row-count="17" meta:non-whitespace-character-count="2043"/>
  </office:meta>
</office:document-meta>
</file>

<file path=Object 1/content.xml><?xml version="1.0" encoding="utf-8"?>
<mml:math xmlns:mml="http://www.w3.org/1998/Math/MathML" xmlns:m="http://schemas.openxmlformats.org/officeDocument/2006/math">
  <mml:mo>(</mml:mo>
  <mml:mi>x</mml:mi>
  <mml:mo>,</mml:mo>
  <mml:mi>y</mml:mi>
  <mml:mo>,</mml:mo>
  <mml:mi>θ</mml:mi>
  <mml:mo>)</mml:mo>
</mml:math>
</file>

<file path=Object 2/content.xml><?xml version="1.0" encoding="utf-8"?>
<mml:math xmlns:mml="http://www.w3.org/1998/Math/MathML" xmlns:m="http://schemas.openxmlformats.org/officeDocument/2006/math">
  <mml:mo>(</mml:mo>
  <mml:mi>x</mml:mi>
  <mml:mo>,</mml:mo>
  <mml:mi>y</mml:mi>
  <mml:mo>,</mml:mo>
  <mml:mi>θ</mml:mi>
  <mml:mo>)</mml:mo>
</mml:math>
</file>

<file path=Object 3/content.xml><?xml version="1.0" encoding="utf-8"?>
<mml:math xmlns:mml="http://www.w3.org/1998/Math/MathML" xmlns:m="http://schemas.openxmlformats.org/officeDocument/2006/math">
  <mml:mo>(</mml:mo>
  <mml:mi>x</mml:mi>
  <mml:mo>,</mml:mo>
  <mml:mi>y</mml:mi>
  <mml:mo>,</mml:mo>
  <mml:mi>θ</mml:mi>
  <mml:mo>)</mml:mo>
</mml:math>
</file>